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margin-left="1.27cm" fo:margin-right="0cm" fo:text-align="justify"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left="1.27cm" fo:margin-right="0cm" fo:text-align="justify" style:justify-single-word="false" fo:text-indent="0cm" style:auto-text-indent="false"/>
    </style:style>
    <style:style style:name="P5" style:family="paragraph" style:parent-style-name="Standard">
      <style:paragraph-properties fo:margin-left="0cm" fo:margin-right="0cm" fo:text-align="justify" style:justify-single-word="false" fo:text-indent="0cm" style:auto-text-indent="false"/>
    </style:style>
    <style:style style:name="P6" style:family="paragraph" style:parent-style-name="Standard">
      <style:paragraph-properties fo:text-align="justify" style:justify-single-word="false" fo:break-before="page"/>
    </style:style>
    <style:style style:name="P7" style:family="paragraph" style:parent-style-name="Standard" style:master-page-name="Standard">
      <style:paragraph-properties fo:text-align="justify" style:justify-single-word="false" style:page-number="1"/>
    </style:style>
    <style:style style:name="P8" style:family="paragraph" style:parent-style-name="Standard">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text-align="justify" style:justify-single-word="false"/>
      <style:text-properties fo:background-color="#f9cb9c"/>
    </style:style>
    <style:style style:name="P10" style:family="paragraph" style:parent-style-name="Standard">
      <style:paragraph-properties fo:line-height="150%" fo:text-align="justify" style:justify-single-word="false" fo:orphans="0" fo:widows="0"/>
      <style:text-properties officeooo:paragraph-rsid="001e7837"/>
    </style:style>
    <style:style style:name="P11" style:family="paragraph" style:parent-style-name="Standard" style:list-style-name="WWNum1">
      <style:paragraph-properties fo:margin-left="1.27cm" fo:margin-right="0cm" fo:text-align="justify" style:justify-single-word="false" fo:text-indent="-0.635cm" style:auto-text-indent="false"/>
      <style:text-properties style:font-name="Times New Roman" fo:font-size="12pt" style:font-name-asian="Times New Roman1" style:font-size-asian="12pt" style:font-name-complex="Times New Roman1" style:font-size-complex="12pt"/>
    </style:style>
    <style:style style:name="P12" style:family="paragraph" style:parent-style-name="Standard" style:list-style-name="WWNum1">
      <style:paragraph-properties fo:margin-left="1.27cm" fo:margin-right="0cm" fo:line-height="150%" fo:text-align="justify" style:justify-single-word="false" fo:orphans="0" fo:widows="0" fo:text-indent="-0.635cm" style:auto-text-indent="false"/>
      <style:text-properties style:font-name="Times New Roman" fo:font-size="12pt" style:font-name-asian="Times New Roman1" style:font-size-asian="12pt" style:font-name-complex="Times New Roman1" style:font-size-complex="12p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officeooo:rsid="001e7837" style:font-name-asian="Times New Roman1" style:font-size-asian="12pt" style:font-name-complex="Times New Roman1" style:font-size-complex="12pt"/>
    </style:style>
    <style:style style:name="T3" style:family="text">
      <style:text-properties style:font-name="Times New Roman" fo:font-size="12pt" officeooo:rsid="00220b19" style:font-name-asian="Times New Roman1" style:font-size-asian="12pt" style:font-name-complex="Times New Roman1" style:font-size-complex="12pt"/>
    </style:style>
    <style:style style:name="T4" style:family="text">
      <style:text-properties fo:color="#1155cc" style:text-underline-style="solid" style:text-underline-width="auto" style:text-underline-color="font-color"/>
    </style:style>
    <style:style style:name="T5" style:family="text">
      <style:text-properties fo:font-weight="bold" style:font-weight-asian="bold"/>
    </style:style>
    <style:style style:name="T6" style:family="text">
      <style:text-properties officeooo:rsid="00220b1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ABSTRACT ------------</text:p>
      <text:p text:style-name="P1">155 palabras</text:p>
      <text:p text:style-name="P1">------------------</text:p>
      <text:p text:style-name="P1">Meteorological data are extensively used to perform environmental learning. Machine Learning (ML) techniques, a valuable support in many research areas, require datasets containing information related to the topic under study, which are not always available in an appropriate format, and its preparation and pre-processing implies a lot of time and effort by the researchers. This paper presents a novel software tool with an user-friendly GUI to create datasets by means of management and data integration of meteorological observations from two well-known sources of information: the National Data Buoy Center and the National Centers for Environmental Prediction and for Atmospheric Research Reanalysis Project. Such datasets can be created <text:span text:style-name="T1">using buoys and reanalysis data by customi</text:span><text:span text:style-name="T3">s</text:span><text:span text:style-name="T1">ables procedures, in terms of predictive and objective variables and temporal resolution, to be used with ML methodologies for prediction tasks (classification or regression) that support improvement of sustainability energy production, design of production systems as WECs or environmental modelling, among others. <text:s text:c="2"/></text:span></text:p>
      <text:p text:style-name="P1"/>
      <text:p text:style-name="P1">150 palabras</text:p>
      <text:p text:style-name="P1">------------------</text:p>
      <text:p text:style-name="P1">Meteorological data are extensively used to perform environmental learning. Machine Learning (ML) techniques, a valuable support in many research areas, require datasets containing information related to the topic under study, which are not always available in an appropriate format, and its preparation implies a lot of time and effort by the researchers. This paper presents a novel software tool with an user-friendly GUI to create datasets by means of management and data integration of meteorological observations from two well-known sources of information: the National Data Buoy Center and the National Centers for Environmental Prediction and for Atmospheric Research Reanalysis Project. Such datasets can be created <text:span text:style-name="T1">using buoys and reanalysis data by customi</text:span><text:span text:style-name="T3">s</text:span><text:span text:style-name="T1">ables procedures, in terms of predictive and objective variables and temporal resolution, to be used with ML methodologies for prediction tasks that support improvement of sustainability energy production, design of production systems as WECs or environmental modelling, among others.</text:span></text:p>
      <text:p text:style-name="P1"/>
      <text:p text:style-name="P1">-------------- INTRODUCCIÓN ------------</text:p>
      <text:p text:style-name="P1"/>
      <text:p text:style-name="P1">Line 92: </text:p>
      <text:p text:style-name="P1">The main purpose of this paper is to present a new open source tool for the creation of datasets integrated by meteorological variables from two sources of information. Given that the tool provides an user-friendly graphical interface, no knowledge in programming languages is needed, and it also prevents researchers from performing the mentioned tedious work and greatly simplify all the steps involved in it, avoiding possible errors in the intermediate steps. The meteorological data used by the tool come from two well-known sources of information: ….</text:p>
      <text:p text:style-name="P1"/>
      <text:p text:style-name="P1"/>
      <text:p text:style-name="P1"/>
      <text:p text:style-name="P1">Line 111:</text:p>
      <text:p text:style-name="P2"><text:soft-page-break/>Up to now, and to the best of our knowledge, this is the first software tool addressing the problem previously discussed, integrating meteorological data from NDBC and NNRP. The novelties and functionalities that SPAMDA offers to the researchers will be detailed in Section 3, although some of them are briefly summarised below:</text:p>
      <text:p text:style-name="P2"/>
      <text:list xml:id="list1819208836876802820" text:style-name="WWNum1">
        <text:list-item>
          <text:p text:style-name="P11">The generation of datasets becomes a very easy and customi<text:span text:style-name="T6">s</text:span>able task, by means of the selection of different input parameters, such as predictive and objective variables, classification and regression ML techniques, output discretisation or prediction horizon, among others.</text:p>
        </text:list-item>
      </text:list>
      <text:p text:style-name="P3"/>
      <text:list xml:id="list102528786213474" text:continue-numbering="true" text:style-name="WWNum1">
        <text:list-item>
          <text:p text:style-name="P11">It makes the researcher focus on environmental modelling, without having to worry about mechanical tasks, avoiding laborious and pre-processing procedures that implies a lot of time and effort.</text:p>
        </text:list-item>
      </text:list>
      <text:p text:style-name="P3"/>
      <text:list xml:id="list102529468334192" text:continue-numbering="true" text:style-name="WWNum1">
        <text:list-item>
          <text:p text:style-name="P12">It manages the extensive casuistry of the data integration which can lead to incomplete datasets.</text:p>
        </text:list-item>
        <text:list-item>
          <text:p text:style-name="P11">It avoids possible researcher errors in the intermediate steps of the process of creation of the datasets, such as time and geographical coordinates conversion or missing values handling (dates or measurements not recorded), among others.</text:p>
        </text:list-item>
      </text:list>
      <text:p text:style-name="P3"/>
      <text:list xml:id="list102530232894709" text:continue-numbering="true" text:style-name="WWNum1">
        <text:list-item>
          <text:p text:style-name="P11">It provides information about the quality and quantity of the data.</text:p>
        </text:list-item>
      </text:list>
      <text:p text:style-name="P3"/>
      <text:list xml:id="list102530472720366" text:continue-numbering="true" text:style-name="WWNum1">
        <text:list-item>
          <text:p text:style-name="P11">It includes different pre-processing tasks, such as normalisation and missing data recovery.</text:p>
        </text:list-item>
      </text:list>
      <text:p text:style-name="P3"/>
      <text:list xml:id="list102529183362951" text:continue-numbering="true" text:style-name="WWNum1">
        <text:list-item>
          <text:p text:style-name="P11">It facilitates data management and well-organised storage of the datasets.</text:p>
        </text:list-item>
      </text:list>
      <text:p text:style-name="P3"/>
      <text:list xml:id="list102530557387924" text:continue-numbering="true" text:style-name="WWNum1">
        <text:list-item>
          <text:p text:style-name="P11">The created datasets can be easily used by ML tools.</text:p>
        </text:list-item>
      </text:list>
      <text:p text:style-name="P3"/>
      <text:list xml:id="list102530569950003" text:continue-numbering="true" text:style-name="WWNum1">
        <text:list-item>
          <text:p text:style-name="P11">Its modular design allows the implementation of new functional modules for managing meteorological data from others sources for renewable energy and environmental research.</text:p>
        </text:list-item>
      </text:list>
      <text:p text:style-name="P3"/>
      <text:list xml:id="list102529999714673" text:continue-numbering="true" text:style-name="WWNum1">
        <text:list-item>
          <text:p text:style-name="P11">It includes an user-friendly GUI, facilitating and greatly simplifying data management, and it is integrated with the Explorer environment of WEKA.</text:p>
        </text:list-item>
      </text:list>
      <text:p text:style-name="P3"/>
      <text:list xml:id="list102530366021996" text:continue-numbering="true" text:style-name="WWNum1">
        <text:list-item>
          <text:p text:style-name="P11">It is multi-platform, and it can be used on any computer with Java regardless of the operating system.</text:p>
        </text:list-item>
      </text:list>
      <text:p text:style-name="P4"/>
      <text:p text:style-name="P1"/>
      <text:p text:style-name="P1"/>
      <text:p text:style-name="P1"/>
      <text:p text:style-name="P1"/>
      <text:p text:style-name="P1">Line 135 (Ponerlo justo antes de la descripción de la organización del paper):</text:p>
      <text:p text:style-name="P1"><text:soft-page-break/></text:p>
      <text:p text:style-name="P10"><text:span text:style-name="T1">Therefore, the </text:span>functionalities and characteristics that <text:span text:style-name="T1">SPAMDA offers </text:span><text:span text:style-name="T2">make it a novel support tool to </text:span><text:span text:style-name="T1">researchers when carrying out environmental modelling related to energy, design of production systems as WECs (that need a proper prediction of waves in order to maximise the wave energy extraction) and atmospheric or oceanic studies, among others.</text:span></text:p>
      <text:p text:style-name="P1"/>
      <text:p text:style-name="P1">This paper is organised as follows: …...</text:p>
      <text:p text:style-name="P1"/>
      <text:p text:style-name="P5"/>
      <text:p text:style-name="P1">-------------- CONCLUSIONES ------------</text:p>
      <text:p text:style-name="P1">A <text:span text:style-name="T1">new open source tool named SPAMDA with an user-friendly GUI for creating datasets </text:span>using meteorological data from NDBC and NNRP has been presented in this work. These datasets, that will be ready to use as input for ML techniques in prediction tasks (classification or regression), are easily obtained <text:span text:style-name="T1">by means of the selection of different input parameters, such as predictive and objective variables, output discretisation or prediction horizon</text:span>. As a result, the researchers will benefit from significant support when carrying out environmental modelling related to energy, atmospheric or oceanic studies, among others. Moreover, given that SPAMDA simplifies all the intermediate steps involved in the creation of datasets and manages the <text:span text:style-name="T1">extensive casuistry of the data integration</text:span> (such as entering the meteorological information, managing with the incomplete data, pre-processing tasks, the customisable matching process to merge the data and the preparation of the datasets according to the ML technique to use), it avoids errors and reduces the time needed. In this way, the researchers will be able to have more in-depth analysis, which could result in more complete conclusions about the issue under study.</text:p>
      <text:p text:style-name="P1"/>
      <text:p text:style-name="P1">In order to improve SPAMDA…..</text:p>
      <text:p text:style-name="P1"/>
      <text:p text:style-name="P1">------------ <text:s/>OTRAS REFERENCIAS DE LA REVISTA para el PAPER Y LA LETTER-RESPONSE <text:s/>------------</text:p>
      <text:p text:style-name="P1">- Impact of climate change on electricity systems and markets – A review of models and forecasts.</text:p>
      <text:p text:style-name="P1">- Site selection of harmonic pressure water energy convertor systems on the south coast of the Caspian Sea using cluster analysis. (ESTE PUEDE SER BUENO, PORQUE EL ESTUDIO HABLA DE DOS LOCALIZACIONES EN LAS QUE SE PUEDEN O NO PONER UN WEC).</text:p>
      <text:p text:style-name="P1">- Feasibility study on tidal and wave energy conversion in Iranian seas (IGUAL, ESTUDIO DE POSICIONAMIENTO IDONEO DE UN WEC).</text:p>
      <text:p text:style-name="P1">- The tidal energy potential of the Manukau Harbour, New Zealand.</text:p>
      <text:p text:style-name="P1">- Harvesting ocean energy with a small-scale tidal-current turbine and fish aggregating device in the Indonesian Archipelagos.</text:p>
      <text:p text:style-name="P1">- Feasibility assessment of tidal energy extraction at the Tg Tuan coastal headland: A numerical simulation study.</text:p>
      <text:p text:style-name="P1">- Beyond LCOE: A study of ocean energy technology development and deployment attractiveness.</text:p>
      <text:p text:style-name="P1"/>
      <text:p text:style-name="P1"><text:a xlink:type="simple" xlink:href="https://www.sciencedirect.com/science/article/pii/S2213138819300037" text:style-name="ListLabel_20_10" text:visited-style-name="ListLabel_20_10"><text:span text:style-name="T4">https://www.sciencedirect.com/science/article/pii/S2213138819300037</text:span></text:a></text:p>
      <text:p text:style-name="P1"><text:soft-page-break/></text:p>
      <text:p text:style-name="P1"><text:a xlink:type="simple" xlink:href="https://www.sciencedirect.com/science/article/pii/S2213138819306113" text:style-name="ListLabel_20_10" text:visited-style-name="ListLabel_20_10"><text:span text:style-name="T4">https://www.sciencedirect.com/science/article/pii/S2213138819306113</text:span></text:a></text:p>
      <text:p text:style-name="P1"/>
      <text:p text:style-name="P1"><text:a xlink:type="simple" xlink:href="https://www.sciencedirect.com/science/article/pii/S2213138815000235" text:style-name="ListLabel_20_10" text:visited-style-name="ListLabel_20_10"><text:span text:style-name="T4">https://www.sciencedirect.com/science/article/pii/S2213138815000235</text:span></text:a></text:p>
      <text:p text:style-name="P1"/>
      <text:p text:style-name="P1"><text:a xlink:type="simple" xlink:href="https://www.sciencedirect.com/science/article/pii/S2213138816301618" text:style-name="ListLabel_20_10" text:visited-style-name="ListLabel_20_10"><text:span text:style-name="T4">https://www.sciencedirect.com/science/article/pii/S2213138816301618</text:span></text:a></text:p>
      <text:p text:style-name="P1"/>
      <text:p text:style-name="P1"><text:a xlink:type="simple" xlink:href="https://www.sciencedirect.com/science/article/pii/S2213138813000805" text:style-name="ListLabel_20_10" text:visited-style-name="ListLabel_20_10"><text:span text:style-name="T4">https://www.sciencedirect.com/science/article/pii/S2213138813000805</text:span></text:a></text:p>
      <text:p text:style-name="P1"/>
      <text:p text:style-name="P1"><text:a xlink:type="simple" xlink:href="https://www.sciencedirect.com/science/article/pii/S2213138819309117" text:style-name="ListLabel_20_10" text:visited-style-name="ListLabel_20_10"><text:span text:style-name="T4">https://www.sciencedirect.com/science/article/pii/S2213138819309117</text:span></text:a></text:p>
      <text:p text:style-name="P1"/>
      <text:p text:style-name="P1"/>
      <text:p text:style-name="P6">----------- RESPUESTAS DE REVISORES A TENER EN CUENTA EN LA DESCRIPCIÓN DE LA NOVEDAD EN ANTERIORES RECHAZOS ----------</text:p>
      <text:p text:style-name="P1"/>
      <text:p text:style-name="P1"><text:span text:style-name="T5">Energies:</text:span> </text:p>
      <text:p text:style-name="P1">Algunos problemas muy populares y triviales se describen con muchos detalles inútiles (por ejemplo, datos faltantes), mientras que otros requisitos que no se pueden perder para el aprendizaje automático, como la selección de características, no se abordan en absoluto, incluso si el objetivo es preparar conjuntos de datos para ML.</text:p>
      <text:p text:style-name="P1"/>
      <text:p text:style-name="P1">No se realizan comparaciones con herramientas de preprocesamiento de vanguardia: la mayoría de las funciones proporcionadas por las herramientas de análisis de datos existentes y más avanzadas pueden proporcionar. Por ejemplo, un simple script de Python con Pandas y Sci-kit learn puede hacerlo todo.</text:p>
      <text:p text:style-name="P1"/>
      <text:p text:style-name="P9">HAY QUE ESCRIBIR RESPECTO A ESTO ALGO, ES POR DONDE YO VEO QUE NOS VAN A METER MANO, QUE ES ALGO QUE “YA ESTÁ INVENTADO”. Hay que hacer hincapie en que software de programación es algo que proporciona funciones genéricas que tu adaptas, si eres programador, a tu problema concreto con más o menos esfuerzo, dependiendo de dicho problema. Este software proporciona un interfaz gráfico que evita tener que programar la integración de estas dos fuentes de información y que permite obtener conjuntos de datos de predicción de la variable de las dos fuentes de información que se considere (ya no recuerdo bien la parte final a la hora de elegir la salida Antonio). Además aporta una serie de operaciones de preprocesamiento esenciales que podrían dejar los datos preparados para un preprocesamiento posterior más exhaustivo en caso de ser necesario, ya que se aporta una salida en formato .csv.</text:p>
      <text:p text:style-name="P1"/>
      <text:p text:style-name="P1"><text:span text:style-name="T5">Renewable Energy</text:span>: </text:p>
      <text:p text:style-name="P1">Los autores han presentado la estructura y funcionalidades de SPAMDA. Hay características limitadas que son apreciables. El autor ha relacionado la demanda de datos con Machine Learning (ML) y específicamente con WEKA. La idea detrás de este software es plausible, pero hay menos flexibilidad en términos de formatos de datos y la capacidad de agregar nuevas fuentes de datos. En general, el software no está generalizado para manejar diferentes tipos de formatos de entrada / fuentes / formatos de salida / capacidad para agregar nuevas fuentes.</text:p>
      <text:p text:style-name="P1"/>
      <text:p text:style-name="P1">No hay mucha originalidad en el software que se desarrolla. Ya hay disponible un software similar que funciona con la biblioteca de tiempo de ejecución MATLAB (gratis) que tiene la flexibilidad de ejecutarse en cualquier tipo de sistema operativo.</text:p>
      <text:p text:style-name="P1"><text:a xlink:type="simple" xlink:href="https://publicwiki.deltares.nl/display/DDB/Delft+Dashboard" text:style-name="ListLabel_20_10" text:visited-style-name="ListLabel_20_10"><text:span text:style-name="T4">https://publicwiki.deltares.nl/display/DDB/Delft+Dashboard</text:span></text:a></text:p>
      <text:p text:style-name="P1"/>
      <text:p text:style-name="P9">De aquí tambien tenemos que decir que existen software que hacen X cosas con las fuentes que nosotros integramos, pero que no realizan la integración propuesta. En la letter-response si que podemos poner referencias si vemos que es necesario.</text:p>
      <text:p text:style-name="P1"/>
      <text:p text:style-name="P1"><text:span text:style-name="T5">Environmental Modelling and Software</text:span>: La herramienta y el documento parecen bastante interesantes, pero el documento se lee más como un proyecto de análisis de datos espaciales, con un enfoque insuficiente en el componente de modelado ambiental. En consecuencia, el manuscrito se devuelve sin revisión.</text:p>
      <text:p text:style-name="P1"><text:soft-page-break/></text:p>
      <text:p text:style-name="P9">Aqui como no digamos que ese enfoque es de los expertos en modelado y que esto es una herramienta de apoyo para estudios de predicción que podría usarse por ejemplo en el caso de los WECs, pero que es algo a determinar por los expertos. La verdad que es complicado este aspecto porque no tenemos fondo en este tema...</text:p>
      <text:p text:style-name="P1"/>
      <text:p text:style-name="P1"/>
      <text:p text:style-name="P9">LA INTRODUCCIÓN Y LAS CONCLUSIONES TENEMOS QUE TRABAJARLAS UN POCO MÁS EN RELACIÓN A ESTOS TEMAS ANTERIO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20-04-17T10:25:28.381985371</dc:date>
    <meta:editing-duration>PT1H19M36S</meta:editing-duration>
    <meta:editing-cycles>3</meta:editing-cycles>
    <meta:document-statistic meta:table-count="0" meta:image-count="0" meta:object-count="0" meta:page-count="6" meta:paragraph-count="56" meta:word-count="1659" meta:character-count="11311" meta:non-whitespace-character-count="9710"/>
  </office:meta>
</office:document-meta>
</file>